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23947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1f5" officeooo:paragraph-rsid="0003a1f5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5a17d" officeooo:paragraph-rsid="0005a17d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6a514" officeooo:paragraph-rsid="0006a514"/>
    </style:style>
    <style:style style:name="T1" style:family="text">
      <style:text-properties officeooo:rsid="0005a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 of Meeting <text:span text:style-name="T1">03/</text:span>2016</text:p>
      <text:p text:style-name="P1"/>
      <text:p text:style-name="P2"/>
      <text:p text:style-name="P3">Test sur une couche</text:p>
      <text:p text:style-name="P3">Voir pourquoi learning rate à 0</text:p>
      <text:p text:style-name="P3">Voir paramètre interne à chaque couche</text:p>
      <text:p text:style-name="P3">Plotter les couches intermédiaires avec python:import pylab import matplotlib</text:p>
      <text:p text:style-name="P3">Voir si loss moyennée avec eucliden loss</text:p>
      <text:p text:style-name="P3">Faire plot de l'erreur</text:p>
      <text:p text:style-name="P4">Lancer les apprentissages sur machine GT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4:32:41.250923777</meta:creation-date>
    <dc:date>2016-03-03T14:45:47.986231217</dc:date>
    <meta:editing-duration>PT8M1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46" meta:character-count="293" meta:non-whitespace-character-count="255"/>
  </office:meta>
</office:document-meta>
</file>